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3" svg:font-family="'Liberation Sans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2.92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svg:stroke-linecap="butt" draw:fill="none" draw:textarea-vertical-align="middle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6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>
      <style:graphic-properties draw:stroke="none" draw:fill="none" fo:min-height="0.569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3cm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cm" fo:min-width="0cm"/>
      <style:paragraph-properties style:writing-mode="lr-tb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cm" fo:min-width="4cm"/>
      <style:paragraph-properties style:writing-mode="lr-tb"/>
    </style:style>
    <style:style style:name="gr14" style:family="graphic" style:parent-style-name="standard">
      <style:graphic-properties draw:stroke="none" draw:fill="none" fo:min-height="0.109cm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9" style:family="graphic" style:parent-style-name="objectwithoutfill">
      <style:graphic-properties svg:stroke-width="0.018cm" svg:stroke-color="#000000" draw:marker-start="Arrowheads_20_6" draw:marker-start-width="0.227cm" draw:marker-end="Arrowheads_20_6" draw:marker-end-width="0.227cm" draw:fill="none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draw:fill="none" fo:min-height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13pt" style:font-style-asian="normal" style:font-name-complex="Liberation Sans2" style:font-size-complex="13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13pt" style:font-style-asian="normal" style:font-weight-asian="bold" style:font-name-complex="Liberation 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CMU Serif1" style:font-size-asian="13pt" style:font-style-asian="normal" style:font-weight-asian="bold" style:font-name-complex="CMU Serif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9" style:family="text">
      <style:text-properties style:font-name="CMU Serif" fo:font-size="13pt" style:font-size-asian="20pt" style:font-size-complex="20pt"/>
    </style:style>
    <style:style style:name="T10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1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MU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5cm" svg:height="1.25cm" svg:x="0.65cm" svg:y="3.25cm">
          <text:p text:style-name="P1"><text:span text:style-name="T1">a</text:span><text:span text:style-name="T2">δ</text:span><text:span text:style-name="T3">(a</text:span><text:span text:style-name="T4">2</text:span><text:span text:style-name="T5">δ</text:span><text:span text:style-name="T6">)</text:span><text:span text:style-name="T4">+</text:span><text:span text:style-name="T3">/a</text:span><text:span text:style-name="T4">3</text:span><text:span text:style-name="T5">δ</text:span><text:span text:style-name="T1">→a:0</text:span></text:p>
          <text:p text:style-name="P1"><text:span text:style-name="T1">a</text:span><text:span text:style-name="T5">δ</text:span><text:span text:style-name="T1">/a</text:span><text:span text:style-name="T2">δ</text:span><text:span text:style-name="T1">→</text:span><text:span text:style-name="T7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0.35cm" svg:height="0.45cm" svg:x="0.35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0.525cm" svg:y1="2.15cm" svg:x2="2.425cm" svg:y2="3.25cm" draw:start-shape="id1" draw:start-glue-point="2" draw:end-shape="id2" draw:end-glue-point="0" svg:d="M525 2150l1900 1100" svg:viewBox="0 0 1901 1101">
          <text:p/>
        </draw:connector>
        <draw:connector draw:style-name="gr4" draw:text-style-name="P3" draw:layer="layout" draw:type="line" svg:x1="3.125cm" svg:y1="2.151cm" svg:x2="2.425cm" svg:y2="3.25cm" draw:start-shape="id3" draw:start-glue-point="2" draw:end-shape="id2" draw:end-glue-point="0" svg:d="M3125 2151l-700 1099" svg:viewBox="0 0 701 1100">
          <text:p/>
        </draw:connector>
        <draw:frame draw:style-name="gr5" draw:text-style-name="P5" draw:layer="layout" svg:width="0.75cm" svg:height="0.81cm" svg:x="0cm" svg:y="3.44cm">
          <draw:text-box>
            <text:p text:style-name="P4"><text:span text:style-name="T8">w</text:span></text:p>
          </draw:text-box>
        </draw:frame>
        <draw:frame draw:style-name="gr6" draw:text-style-name="P6" draw:layer="layout" svg:width="0.731cm" svg:height="0.793cm" svg:x="0.2cm" svg:y="1.05cm">
          <draw:text-box>
            <text:p><text:span text:style-name="T9">x</text:span></text:p>
          </draw:text-box>
        </draw:frame>
        <draw:frame draw:style-name="gr7" draw:text-style-name="P7" draw:layer="layout" svg:width="4cm" svg:height="0.819cm" svg:x="5.6cm" svg:y="-0.1cm">
          <draw:text-box>
            <text:p><text:span text:style-name="T10">L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n</text:span><text:span text:style-name="T10">e</text:span><text:span text:style-name="T10">u</text:span><text:span text:style-name="T10">r</text:span><text:span text:style-name="T10">o</text:span><text:span text:style-name="T10">n</text:span><text:span text:style-name="T10"> </text:span><text:span text:style-name="T11">w</text:span></text:p>
          </draw:text-box>
        </draw:frame>
        <draw:custom-shape draw:style-name="gr8" draw:text-style-name="P9" xml:id="id4" draw:id="id4" draw:layer="layout" svg:width="3.25cm" svg:height="0.75cm" svg:x="6.15cm" svg:y="1cm">
          <text:p text:style-name="P8"><text:span text:style-name="T12"><text:s/></text:span><text:span text:style-name="T12">3</text:span><text:span text:style-name="T13">δ</text:span><text:span text:style-name="T12">, 5</text:span><text:span text:style-name="T13">δ</text:span><text:span text:style-name="T12">, 7</text:span><text:span text:style-name="T13">δ</text:span><text:span text:style-name="T12">, 9</text:span><text:span text:style-name="T13">δ</text:span><text:span text:style-name="T9">,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5" draw:id="id5" draw:layer="layout" svg:width="3.2cm" svg:height="0.75cm" svg:x="6.2cm" svg:y="3cm">
          <text:p text:style-name="P8"><text:span text:style-name="T12">0, 2</text:span><text:span text:style-name="T13">δ</text:span><text:span text:style-name="T12">, 4</text:span><text:span text:style-name="T13">δ</text:span><text:span text:style-name="T12">, 6</text:span><text:span text:style-name="T13">δ</text:span><text:span text:style-name="T9">,...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9cm" svg:height="0.793cm" svg:x="7.5cm" svg:y="1.957cm">
          <draw:text-box>
            <text:p text:style-name="P10"><text:span text:style-name="T14">(-3</text:span><text:span text:style-name="T13">δ</text:span><text:span text:style-name="T15">,1)</text:span></text:p>
          </draw:text-box>
        </draw:frame>
        <draw:connector draw:style-name="gr10" draw:text-style-name="P12" draw:layer="layout" draw:type="line" svg:x1="7.775cm" svg:y1="1.75cm" svg:x2="7.8cm" svg:y2="3cm" draw:start-shape="id4" draw:start-glue-point="2" draw:end-shape="id5" draw:end-glue-point="0" svg:d="M7775 1750l25 1250" svg:viewBox="0 0 26 1251">
          <text:p/>
        </draw:connector>
        <draw:custom-shape draw:style-name="gr11" draw:text-style-name="P9" xml:id="id6" draw:id="id6" draw:layer="layout" svg:width="0.8cm" svg:height="0.75cm" svg:x="5.25cm" svg:y="1cm">
          <text:p text:style-name="P8"><text:span text:style-name="T13">δ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0.436cm" svg:height="0.55cm" svg:x="6.297cm" svg:y="3.1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7cm" svg:height="0.793cm" svg:x="5.35cm" svg:y="1.958cm">
          <draw:text-box>
            <text:p text:style-name="P10"><text:span text:style-name="T14">(-</text:span><text:span text:style-name="T13">δ</text:span><text:span text:style-name="T15">,0)</text:span></text:p>
          </draw:text-box>
        </draw:frame>
        <draw:connector draw:style-name="gr10" draw:text-style-name="P12" draw:layer="layout" svg:x1="5.65cm" svg:y1="1.75cm" svg:x2="6.297cm" svg:y2="3.375cm" draw:start-shape="id6" draw:start-glue-point="2" draw:end-shape="id7" draw:end-glue-point="3" svg:d="M5650 1750v1625h647" svg:viewBox="0 0 648 1626">
          <text:p/>
        </draw:connector>
        <draw:custom-shape draw:style-name="gr13" draw:text-style-name="P9" xml:id="id8" draw:id="id8" draw:layer="layout" svg:width="4.5cm" svg:height="1.15cm" svg:x="5.15cm" svg:y="0.8cm">
          <text:p/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.4cm" svg:y1="3.375cm" svg:x2="9.65cm" svg:y2="1.375cm" draw:start-shape="id5" draw:start-glue-point="1" draw:end-shape="id8" draw:end-glue-point="1" svg:d="M9400 3375h751v-2000h-501" svg:viewBox="0 0 752 2001">
          <text:p/>
        </draw:connector>
        <draw:frame draw:style-name="gr6" draw:text-style-name="P11" draw:layer="layout" svg:width="1.9cm" svg:height="0.793cm" svg:x="9.9cm" svg:y="1.958cm">
          <draw:text-box>
            <text:p text:style-name="P10"><text:span text:style-name="T14">(</text:span><text:span text:style-name="T14">+</text:span><text:span text:style-name="T13">δ</text:span><text:span text:style-name="T15">,</text:span><text:span text:style-name="T15">0</text:span><text:span text:style-name="T15">)</text:span></text:p>
          </draw:text-box>
        </draw:frame>
        <draw:connector draw:style-name="gr10" draw:text-style-name="P12" draw:layer="layout" draw:line-skew="0.249cm 0.249cm" svg:x1="9.4cm" svg:y1="3.375cm" svg:x2="7.8cm" svg:y2="3.75cm" draw:start-shape="id5" draw:start-glue-point="1" draw:end-shape="id5" draw:end-glue-point="2" svg:d="M9400 3375h750v1125h-2350v-750" svg:viewBox="0 0 2351 1126">
          <text:p/>
        </draw:connector>
        <draw:frame draw:style-name="gr14" draw:text-style-name="P11" draw:layer="layout" svg:width="2.35cm" svg:height="0.793cm" svg:x="7.9cm" svg:y="4.357cm">
          <draw:text-box>
            <text:p text:style-name="P10"><text:span text:style-name="T14">(</text:span><text:span text:style-name="T14">+</text:span><text:span text:style-name="T14">2</text:span><text:span text:style-name="T13">δ</text:span><text:span text:style-name="T15">,</text:span><text:span text:style-name="T15">0</text:span><text:span text:style-name="T15">)</text:span></text:p>
          </draw:text-box>
        </draw:frame>
        <draw:custom-shape draw:style-name="gr15" draw:text-style-name="P2" xml:id="id9" draw:id="id9" draw:layer="layout" svg:width="0.35cm" svg:height="0.45cm" svg:x="1.551cm" svg:y="1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1.1cm" svg:height="0.793cm" svg:x="0.65cm" svg:y="1.4cm">
          <draw:text-box>
            <text:p><text:span text:style-name="T3">....</text:span></text:p>
          </draw:text-box>
        </draw:frame>
        <draw:frame draw:style-name="gr6" draw:text-style-name="P6" draw:layer="layout" svg:width="0.731cm" svg:height="0.793cm" svg:x="1.401cm" svg:y="1.051cm">
          <draw:text-box>
            <text:p><text:span text:style-name="T9">x</text:span></text:p>
          </draw:text-box>
        </draw:frame>
        <draw:custom-shape draw:style-name="gr16" draw:text-style-name="P2" xml:id="id3" draw:id="id3" draw:layer="layout" svg:width="0.35cm" svg:height="0.45cm" svg:x="2.95cm" svg:y="1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0.731cm" svg:height="0.793cm" svg:x="2.8cm" svg:y="1.051cm">
          <draw:text-box>
            <text:p><text:span text:style-name="T9">y</text:span></text:p>
          </draw:text-box>
        </draw:frame>
        <draw:custom-shape draw:style-name="gr17" draw:text-style-name="P2" xml:id="id10" draw:id="id10" draw:layer="layout" svg:width="0.35cm" svg:height="0.45cm" svg:x="4.151cm" svg:y="1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1.15cm" svg:height="0.793cm" svg:x="3.25cm" svg:y="1.401cm">
          <draw:text-box>
            <text:p><text:span text:style-name="T3">....</text:span></text:p>
          </draw:text-box>
        </draw:frame>
        <draw:frame draw:style-name="gr6" draw:text-style-name="P6" draw:layer="layout" svg:width="0.731cm" svg:height="0.793cm" svg:x="4.001cm" svg:y="1.052cm">
          <draw:text-box>
            <text:p><text:span text:style-name="T9">y</text:span></text:p>
          </draw:text-box>
        </draw:frame>
        <draw:connector draw:style-name="gr4" draw:text-style-name="P3" draw:layer="layout" draw:type="line" svg:x1="1.726cm" svg:y1="2.151cm" svg:x2="2.425cm" svg:y2="3.25cm" draw:start-shape="id9" draw:end-shape="id2" draw:end-glue-point="0" svg:d="M1726 2151l699 1099" svg:viewBox="0 0 700 1100">
          <text:p/>
        </draw:connector>
        <draw:connector draw:style-name="gr18" draw:text-style-name="P3" draw:layer="layout" draw:type="line" svg:x1="4.326cm" svg:y1="2.152cm" svg:x2="2.425cm" svg:y2="3.25cm" draw:start-shape="id10" draw:end-shape="id2" draw:end-glue-point="0" svg:d="M4326 2152l-1901 1098" svg:viewBox="0 0 1902 1099">
          <text:p/>
        </draw:connector>
        <draw:line draw:style-name="gr19" draw:text-style-name="P3" draw:layer="layout" svg:x1="0.25cm" svg:y1="1.15cm" svg:x2="2cm" svg:y2="1.15cm">
          <text:p/>
        </draw:line>
        <draw:line draw:style-name="gr19" draw:text-style-name="P3" draw:layer="layout" svg:x1="2.95cm" svg:y1="1.15cm" svg:x2="4.7cm" svg:y2="1.15cm">
          <text:p/>
        </draw:line>
        <draw:frame draw:style-name="gr20" draw:text-style-name="P13" draw:layer="layout" svg:width="2.25cm" svg:height="0.793cm" svg:x="0.1cm" svg:y="0.2cm">
          <draw:text-box>
            <text:p><text:span text:style-name="T13">δ copies </text:span></text:p>
          </draw:text-box>
        </draw:frame>
        <draw:frame draw:style-name="gr20" draw:text-style-name="P13" draw:layer="layout" svg:width="2.25cm" svg:height="0.793cm" svg:x="2.8cm" svg:y="0.201cm">
          <draw:text-box>
            <text:p><text:span text:style-name="T13">δ copie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3" svg:font-family="'Liberation Sans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5" draw:display-name="Arrowheads 5" svg:viewBox="0 7 20 13" svg:d="M0 20l10-13 10 13z"/>
    <draw:marker draw:name="Arrowheads_20_6" draw:display-name="Arrowheads 6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5cm" fo:page-height="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14T17:48:48.717884404</dc:date>
    <meta:editing-duration>PT1H28M12S</meta:editing-duration>
    <meta:editing-cycles>47</meta:editing-cycles>
    <meta:generator>LibreOffice/7.1.3.2$Linux_X86_64 LibreOffice_project/10$Build-2</meta:generator>
    <meta:document-statistic meta:object-count="34"/>
  </office:meta>
</office:document-meta>
</file>